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rif" svg:font-family="serif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serif" fo:font-size="15pt"/>
    </style:style>
    <style:style style:name="P2" style:family="paragraph" style:parent-style-name="Standard">
      <style:text-properties officeooo:rsid="000a3d7f" officeooo:paragraph-rsid="000a3d7f"/>
    </style:style>
    <style:style style:name="P3" style:family="paragraph" style:parent-style-name="Preformatted_20_Text">
      <style:text-properties officeooo:rsid="000a3d7f" officeooo:paragraph-rsid="000a3d7f"/>
    </style:style>
    <style:style style:name="P4" style:family="paragraph" style:parent-style-name="Preformatted_20_Text">
      <style:text-properties officeooo:rsid="000a5dca" officeooo:paragraph-rsid="000a5dca"/>
    </style:style>
    <style:style style:name="T1" style:family="text">
      <style:text-properties officeooo:rsid="000a3d7f"/>
    </style:style>
    <style:style style:name="T2" style:family="text">
      <style:text-properties officeooo:rsid="000a5d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SSIER PPP</text:p>
      <text:p text:style-name="P3"/>
      <text:p text:style-name="P3">Présentation du Projet</text:p>
      <text:p text:style-name="P3"><text:tab/><text:span text:style-name="T2">Quel métier ?</text:span></text:p>
      <text:p text:style-name="P3"><text:tab/><text:span text:style-name="T2">Quel poste ?</text:span></text:p>
      <text:p text:style-name="P3"><text:tab/><text:span text:style-name="T2">Quelles fonctions ?</text:span></text:p>
      <text:p text:style-name="P3">Le domaine d'activité et la fonction ciblé</text:p>
      <text:p text:style-name="P3">État du marché de l'emploi cible</text:p>
      <text:p text:style-name="P3">Adéquation du bilan personnel</text:p>
      <text:p text:style-name="P4">Questions relatives aux actions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serif" svg:font-family="serif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6T10:38:40.016448315</dc:date>
    <meta:generator>LibreOffice/4.2.7.2$Linux_x86 LibreOffice_project/420$Build-2</meta:generator>
    <meta:editing-duration>P0D</meta:editing-duration>
    <meta:editing-cycles>1</meta:editing-cycles>
    <meta:document-statistic meta:table-count="0" meta:image-count="0" meta:object-count="0" meta:page-count="1" meta:paragraph-count="9" meta:word-count="35" meta:character-count="214" meta:non-whitespace-character-count="185"/>
  </office:meta>
</office:document-meta>
</file>